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">
      <style:paragraph-properties fo:margin-left="1.27cm" fo:margin-right="0cm" fo:text-indent="0cm" style:auto-text-indent="false"/>
      <style:text-properties fo:color="#000000" loext:opacity="100%" fo:font-weight="bold" officeooo:rsid="0003b3ef" officeooo:paragraph-rsid="0003b3ef" style:font-weight-asian="bold" style:font-weight-complex="bold"/>
    </style:style>
    <style:style style:name="P8" style:family="paragraph" style:parent-style-name="List_20_Paragraph" style:list-style-name="">
      <style:paragraph-properties fo:margin-left="1.27cm" fo:margin-right="0cm" fo:text-indent="0cm" style:auto-text-indent="false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4"/>
    <style:style style:name="P11" style:family="paragraph" style:parent-style-name="List_20_Paragraph" style:list-style-name="WWNum6"/>
    <style:style style:name="P12" style:family="paragraph" style:parent-style-name="List_20_Paragraph" style:list-style-name="WWNum7"/>
    <style:style style:name="P13" style:family="paragraph" style:parent-style-name="List_20_Paragraph" style:list-style-name="WWNum8"/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000000" loext:opacity="100%"/>
    </style:style>
    <style:style style:name="P17" style:family="paragraph" style:parent-style-name="Standard" style:master-page-name="Standard">
      <style:paragraph-properties style:page-number="1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Int_sUzbqzYm"/><text:span text:style-name="T1">Avaliação Desenvolvedor Back-end Attornatus</text:span><text:bookmark-end text:name="_Int_sUzbqzYm"/></text:p>
      <text:p text:style-name="P14"/>
      <text:p text:style-name="Standard"><text:span text:style-name="T2">O objetivo deste documento é identificar seus conhecimentos quanto às tecnologias utilizadas no cotidiano de desenvolvimento da equipe de Back-end na Attornatus Procuradoria Digital.</text:span></text:p>
      <text:p text:style-name="P16"/>
      <text:p text:style-name="Standard"><text:span text:style-name="T2">Esta análise propõe avaliar os seguintes temas: </text:span></text:p>
      <text:list xml:id="list47872619" text:style-name="WWNum1">
        <text:list-item>
          <text:p text:style-name="P4"><text:span text:style-name="T2">Qualidade de código</text:span></text:p>
        </text:list-item>
        <text:list-item>
          <text:p text:style-name="P4"><text:span text:style-name="T2">Java, Spring boot</text:span></text:p>
        </text:list-item>
        <text:list-item>
          <text:p text:style-name="P4"><text:span text:style-name="T2">API REST</text:span></text:p>
        </text:list-item>
        <text:list-item>
          <text:p text:style-name="P4"><text:span text:style-name="T2">Testes</text:span></text:p>
        </text:list-item>
      </text:list>
      <text:p text:style-name="P15"/>
      <text:p text:style-name="Standard"><text:span text:style-name="T2">A entrega deverá ser feita da seguinte forma:</text:span></text:p>
      <text:list xml:id="list4290606279" text:style-name="WWNum2">
        <text:list-item>
          <text:p text:style-name="P5"><text:span text:style-name="T2">O prazo para entrega da avaliação será de até 7 dias após envio da mesma</text:span></text:p>
        </text:list-item>
        <text:list-item>
          <text:p text:style-name="P5"><text:span text:style-name="T2">Encaminhar este documento com as perguntas respondidas e com o link do código público em sua conta do GitHub</text:span></text:p>
        </text:list-item>
        <text:list-item>
          <text:p text:style-name="P5"><text:span text:style-name="T2">Opcionalmente, caso você consiga fazer o build da aplicação, poderá também informar o link de acesso</text:span></text:p>
        </text:list-item>
      </text:list>
      <text:p text:style-name="Standard"/>
      <text:p text:style-name="Standard"/>
      <text:p text:style-name="Standard"><text:span text:style-name="T1">Qualidade de código</text:span></text:p>
      <text:p text:style-name="P15"/>
      <text:list xml:id="list3591822239" text:style-name="WWNum3">
        <text:list-item>
          <text:p text:style-name="P6"><text:span text:style-name="T2">Durante a implementação de uma nova funcionalidade de software solicitada, quais critérios você avalia e implementa para garantia de qualidade de software?</text:span></text:p>
        </text:list-item>
      </text:list>
      <text:p text:style-name="P7">Avalio as etapas necessárias até que o resultado final seja o desejado, me preparo e divido as tarefas em outras menores e complementares, para assim, conseguir entregar algo funcional em menor tempo.</text:p>
      <text:p text:style-name="P16"/>
      <text:p text:style-name="P15"/>
      <text:list xml:id="list155810945190450" text:continue-numbering="true" text:style-name="WWNum3">
        <text:list-item>
          <text:p text:style-name="P6"><text:span text:style-name="T2">Em qual etapa da implementação você considera a qualidade de software?</text:span></text:p>
        </text:list-item>
      </text:list>
      <text:p text:style-name="P8"><text:span text:style-name="T1">Após o desenvolvimento de alguma funcionalidade, para verificar se está de acordo com o esperado.</text:span></text:p>
      <text:p text:style-name="P15"/>
      <text:p text:style-name="P15"/>
      <text:p text:style-name="Standard"><text:span text:style-name="T3">Desafio Java</text:span></text:p>
      <text:p text:style-name="Standard"/>
      <text:p text:style-name="Standard">Usando Spring boot, crie uma API simples para gerenciar Pessoas. Esta API deve permitir: <text:s/></text:p>
      <text:list xml:id="list3499143514" text:style-name="WWNum5">
        <text:list-item>
          <text:p text:style-name="P9">Criar uma pessoa</text:p>
        </text:list-item>
        <text:list-item>
          <text:p text:style-name="P9">Editar uma pessoa</text:p>
        </text:list-item>
        <text:list-item>
          <text:p text:style-name="P9">Consultar uma pessoa</text:p>
        </text:list-item>
        <text:list-item>
          <text:p text:style-name="P9">Listar pessoas</text:p>
        </text:list-item>
        <text:list-item>
          <text:p text:style-name="P9">Criar endereço para pessoa</text:p>
        </text:list-item>
        <text:list-item>
          <text:p text:style-name="P9">Listar endereços da pessoa</text:p>
        </text:list-item>
        <text:list-item>
          <text:p text:style-name="P9">Poder informar qual endereço é o principal da pessoa <text:s/></text:p>
        </text:list-item>
      </text:list>
      <text:p text:style-name="Standard"/>
      <text:p text:style-name="Standard">Uma Pessoa deve ter os seguintes campos: <text:s/></text:p>
      <text:list xml:id="list1375940785" text:style-name="WWNum4">
        <text:list-item>
          <text:p text:style-name="P10">Nome</text:p>
        </text:list-item>
        <text:list-item>
          <text:p text:style-name="P10">Data de nascimento</text:p>
        </text:list-item>
        <text:list-item>
          <text:p text:style-name="P10"><text:soft-page-break/>Endereço:</text:p>
          <text:list>
            <text:list-item>
              <text:p text:style-name="P10">Logradouro</text:p>
            </text:list-item>
            <text:list-item>
              <text:p text:style-name="P10">CEP</text:p>
            </text:list-item>
            <text:list-item>
              <text:p text:style-name="P10">Número</text:p>
            </text:list-item>
            <text:list-item>
              <text:p text:style-name="P10">Cidade</text:p>
            </text:list-item>
          </text:list>
        </text:list-item>
      </text:list>
      <text:p text:style-name="Standard"/>
      <text:p text:style-name="Standard">Requisitos <text:s/></text:p>
      <text:list xml:id="list691001647" text:style-name="WWNum6">
        <text:list-item>
          <text:p text:style-name="P11">Todas as respostas da API devem ser JSON <text:s/></text:p>
        </text:list-item>
        <text:list-item>
          <text:p text:style-name="P11">Banco de dados H2</text:p>
        </text:list-item>
      </text:list>
      <text:p text:style-name="Standard"/>
      <text:p text:style-name="Standard"><text:span text:style-name="T2">Diferencial</text:span></text:p>
      <text:list xml:id="list3958105939" text:style-name="WWNum7">
        <text:list-item>
          <text:p text:style-name="P12">Testes</text:p>
        </text:list-item>
        <text:list-item>
          <text:p text:style-name="P12">Clean Code</text:p>
        </text:list-item>
      </text:list>
      <text:p text:style-name="Standard"><text:s/></text:p>
      <text:p text:style-name="Standard">Será levado em avaliação </text:p>
      <text:list xml:id="list2782944288" text:style-name="WWNum8">
        <text:list-item>
          <text:p text:style-name="P13">Estrutura, arquitetura e organização do projeto <text:s/></text:p>
        </text:list-item>
        <text:list-item>
          <text:p text:style-name="P13">Boas práticas de programação <text:s/></text:p>
        </text:list-item>
        <text:list-item>
          <text:p text:style-name="P13">Alcance dos objetivos propost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with-next="always"/>
      <style:text-properties fo:color="#666666" loext:opacity="100%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" fo:font-family="Calibri" style:font-family-generic="roman" style:font-pitch="variable" fo:font-size="10.5pt" style:font-name-asian="ＭＳ ゴシック" style:font-family-asian="'ＭＳ ゴシック'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" fo:font-family="Calibri" style:font-family-generic="roman" style:font-pitch="variable" fo:font-size="10.5pt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f81bd" loext:opacity="100%"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ítulo_20_7_20_Char" style:display-name="Título 7 Char" style:family="text">
      <style:text-properties fo:color="#243f60" loext:opacity="100%" style:font-name="Calibri" fo:font-family="Calibri" style:font-family-generic="roman" style:font-pitch="variable" fo:language="pt" fo:country="BR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8_20_Char" style:display-name="Título 8 Char" style:family="text">
      <style:text-properties fo:color="#272727" loext:opacity="100%" style:font-name="Calibri" fo:font-family="Calibri" style:font-family-generic="roman" style:font-pitch="variable" fo:font-size="10.5pt" fo:language="pt" fo:country="BR" style:font-name-asian="ＭＳ ゴシック" style:font-family-asian="'ＭＳ ゴシック'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Título_20_9_20_Char" style:display-name="Título 9 Char" style:family="text">
      <style:text-properties fo:color="#272727" loext:opacity="100%" style:font-name="Calibri" fo:font-family="Calibri" style:font-family-generic="roman" style:font-pitch="variable" fo:font-size="10.5pt" fo:language="pt" fo:country="BR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Citação_20_Char" style:display-name="Citação Char" style:family="text">
      <style:text-properties fo:color="#404040" loext:opacity="100%" fo:language="pt" fo:country="BR" fo:font-style="italic" style:font-style-asian="italic" style:font-style-complex="italic"/>
    </style:style>
    <style:style style:name="Citação_20_Intensa_20_Char" style:display-name="Citação Intensa Char" style:family="text">
      <style:text-properties fo:color="#4f81bd" loext:opacity="100%" fo:language="pt" fo:country="BR" fo:font-style="italic" style:font-style-asian="italic" style:font-style-complex="italic"/>
    </style:style>
    <style:style style:name="Texto_20_de_20_nota_20_de_20_fim_20_Char" style:display-name="Texto de nota de fim Char" style:family="text">
      <style:text-properties fo:font-size="10pt" fo:language="pt" fo:country="BR" style:font-size-asian="10pt" style:font-size-complex="10pt"/>
    </style:style>
    <style:style style:name="Rodapé_20_Char" style:display-name="Rodapé Char" style:family="text">
      <style:text-properties fo:language="pt" fo:country="BR"/>
    </style:style>
    <style:style style:name="Texto_20_de_20_nota_20_de_20_rodapé_20_Char" style:display-name="Texto de nota de rodapé Char" style:family="text">
      <style:text-properties fo:font-size="10pt" fo:language="pt" fo:country="BR" style:font-size-asian="10pt" style:font-size-complex="10pt"/>
    </style:style>
    <style:style style:name="Cabeçalho_20_Char" style:display-name="Cabeçalho Char" style:family="text">
      <style:text-properties fo:language="pt" fo:country="B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5.901cm" fo:margin-left="0cm" fo:margin-top="0cm" fo:margin-bottom="0cm" table:align="left" style:writing-mode="lr-tb"/>
    </style:style>
    <style:style style:name="Tabela1.A" style:family="table-column">
      <style:table-column-properties style:column-width="5.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.901cm" fo:margin-left="0cm" fo:margin-top="0cm" fo:margin-bottom="0cm" table:align="left" style:writing-mode="lr-tb"/>
    </style:style>
    <style:style style:name="Tabela2.A" style:family="table-column">
      <style:table-column-properties style:column-width="5.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0.998cm" fo:margin-bottom="0.998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2cm" fo:margin-left="0cm" fo:margin-right="0cm" fo:margin-bottom="1.443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"/>
            </table:table-cell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7:29:00</meta:creation-date>
    <dc:language>pt-BR</dc:language>
    <dc:date>2022-07-13T15:58:10.254116850</dc:date>
    <meta:editing-cycles>4</meta:editing-cycles>
    <meta:editing-duration>PT1H27M</meta:editing-duration>
    <meta:generator>LibreOffice/7.2.7.2$Linux_X86_64 LibreOffice_project/20$Build-2</meta:generator>
    <meta:document-statistic meta:table-count="2" meta:image-count="0" meta:object-count="0" meta:page-count="2" meta:paragraph-count="44" meta:word-count="310" meta:character-count="1829" meta:non-whitespace-character-count="1575"/>
    <meta:user-defined meta:name="AppVersion">15.0000</meta:user-defined>
    <meta:user-defined meta:name="MSIP_Label_d103d522-8984-405e-9a0a-54bdfc026b38_ActionId">4d246464-92f5-4a64-ae97-668f7e63c8d1</meta:user-defined>
    <meta:user-defined meta:name="MSIP_Label_d103d522-8984-405e-9a0a-54bdfc026b38_ContentBits">0</meta:user-defined>
    <meta:user-defined meta:name="MSIP_Label_d103d522-8984-405e-9a0a-54bdfc026b38_Enabled">true</meta:user-defined>
    <meta:user-defined meta:name="MSIP_Label_d103d522-8984-405e-9a0a-54bdfc026b38_Method" meta:value-type="string">Standard</meta:user-defined>
    <meta:user-defined meta:name="MSIP_Label_d103d522-8984-405e-9a0a-54bdfc026b38_Name" meta:value-type="string">Rótulo confidencialidade Eloware</meta:user-defined>
    <meta:user-defined meta:name="MSIP_Label_d103d522-8984-405e-9a0a-54bdfc026b38_SetDate" meta:value-type="string">2022-07-08T17:29:00Z</meta:user-defined>
    <meta:user-defined meta:name="MSIP_Label_d103d522-8984-405e-9a0a-54bdfc026b38_SiteId" meta:value-type="string">09ecfee8-4ec0-4b40-b709-4bb883e51860</meta:user-defined>
    <meta:template xlink:type="simple" xlink:actuate="onRequest" xlink:title="Normal.dotm" xlink:href=""/>
  </office:meta>
</office:document-meta>
</file>